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42194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 Black" fo:font-size="18pt" fo:font-weight="normal" officeooo:rsid="001f01e3" officeooo:paragraph-rsid="001f01e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c0000" style:font-name="DejaVu Serif" fo:font-size="18pt" style:text-underline-style="solid" style:text-underline-width="auto" style:text-underline-color="font-color" fo:font-weight="bold" officeooo:rsid="001f01e3" officeooo:paragraph-rsid="001f01e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1f01e3" officeooo:paragraph-rsid="001f01e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73a46" officeooo:paragraph-rsid="00292f2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98c5d" officeooo:paragraph-rsid="00298c5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9bb25" officeooo:paragraph-rsid="0029bb2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c0000" style:font-name="DejaVu Serif" fo:font-size="15pt" style:text-underline-style="solid" style:text-underline-width="auto" style:text-underline-color="font-color" fo:font-weight="bold" officeooo:rsid="002ad0f5" officeooo:paragraph-rsid="002ad0f5" style:font-size-asian="15pt" style:font-weight-asian="bold" style:font-size-complex="15pt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 fo:font-weight="normal" officeooo:rsid="00287ed7" style:font-weight-asian="normal" style:font-weight-complex="normal"/>
    </style:style>
    <style:style style:name="T4" style:family="text">
      <style:text-properties fo:color="#000000" style:text-underline-style="none" fo:font-weight="normal" officeooo:rsid="00292f27" style:font-weight-asian="normal" style:font-weight-complex="normal"/>
    </style:style>
    <style:style style:name="T5" style:family="text">
      <style:text-properties fo:color="#000000" style:text-underline-style="none" officeooo:rsid="00254d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compte-rendu de rapports prévisionnels d’activité et de frais mensuels</text:p>
      <text:p text:style-name="P2"/>
      <text:p text:style-name="P2"/>
      <text:p text:style-name="P3">Définition du besoin :</text:p>
      <text:p text:style-name="P3"><text:span text:style-name="T2"/></text:p>
      <text:p text:style-name="P4"><text:span text:style-name="T2">L’objectif de l’application est de fournir un système de</text:span><text:span text:style-name="T1"> </text:span><text:span text:style-name="T5">rapport</text:span><text:span text:style-name="T2"> d’activité et de frais.</text:span></text:p>
      <text:p text:style-name="P4"><text:span text:style-name="T2"/></text:p>
      <text:p text:style-name="P5"><text:span text:style-name="T2">Actuellement, les employés saisissent, dans un tableur, les rapports. </text:span></text:p>
      <text:p text:style-name="P5"><text:span text:style-name="T2">Ces rapports sont envoyés par mail à chaque début de mois </text:span><text:span text:style-name="T4">à la secrétaire.</text:span></text:p>
      <text:p text:style-name="P5"><text:span text:style-name="T3">La secrétaire relance par email les employés n’ayant pas fourni </text:span><text:span text:style-name="T4">l</text:span><text:span text:style-name="T3">e</text:span><text:span text:style-name="T4">urs</text:span><text:span text:style-name="T3"> rapports.</text:span></text:p>
      <text:p text:style-name="P6"><text:span text:style-name="T3">L</text:span><text:span text:style-name="T2">a secrétaire fait ensuite une synthèse.</text:span></text:p>
      <text:p text:style-name="P7"><text:span text:style-name="T2">La synthèse est consultable.</text:span></text:p>
      <text:p text:style-name="P7"><text:span text:style-name="T2"/></text:p>
      <text:p text:style-name="P8"><text:span text:style-name="T2">Le but est donc de créer une application permettant de fournir <text:s/>et consulter des rapports, de synthétiser les rappo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oma" svg:font-family="Loma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2:49.486532258</meta:creation-date>
    <dc:date>2017-04-13T19:08:24.354001571</dc:date>
    <meta:editing-duration>PT1H35M1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3" meta:character-count="601" meta:non-whitespace-character-count="515"/>
  </office:meta>
</office:document-meta>
</file>